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31.15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5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10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13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4" table:default-cell-style-name="ce15"/>
        <table:table-column table:style-name="co4" table:number-columns-repeated="2" table:default-cell-style-name="ce15"/>
        <table:table-column table:style-name="co1" table:number-columns-repeated="249" table:default-cell-style-name="ce1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成<text:span text:style-name="T1"> </text:span><text:span text:style-name="T2">本</text:span><text:span text:style-name="T3"> </text:span><text:span text:style-name="T2">分</text:span><text:span text:style-name="T3"> </text:span><text:span text:style-name="T2">析</text:span><text:span text:style-name="T3"> </text:span><text:span text:style-name="T2">表</text:span></text:p>
          </table:table-cell>
          <table:covered-table-cell table:number-columns-repeated="7" table:style-name="ce16"/>
          <table:table-cell table:number-columns-repeated="1016"/>
        </table:table-row>
        <table:table-row table:style-name="ro2">
          <table:table-cell table:style-name="ce2" office:value-type="string" calcext:value-type="string">
            <text:p>    <text:span text:style-name="T4">年</text:span><text:span text:style-name="T5">        </text:span><text:span text:style-name="T6">月份</text:span><text:span text:style-name="T5">                NO.     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2" table:number-rows-spanned="1">
            <text:p>項<text:span text:style-name="T7">        </text:span><text:span text:style-name="T8">目</text:span></text:p>
          </table:table-cell>
          <table:covered-table-cell table:style-name="ce17"/>
          <table:table-cell table:style-name="ce23" office:value-type="string" calcext:value-type="string">
            <text:p>單位</text:p>
          </table:table-cell>
          <table:table-cell table:style-name="ce23" office:value-type="string" calcext:value-type="string">
            <text:p>數<text:span text:style-name="T7">  </text:span><text:span text:style-name="T8">量</text:span></text:p>
          </table:table-cell>
          <table:table-cell table:style-name="ce23" office:value-type="string" calcext:value-type="string">
            <text:p>金<text:span text:style-name="T7">  </text:span><text:span text:style-name="T8">額</text:span></text:p>
          </table:table-cell>
          <table:table-cell table:style-name="ce17" office:value-type="string" calcext:value-type="string">
            <text:p> <text:span text:style-name="T13">﹪</text:span></text:p>
          </table:table-cell>
          <table:table-cell table:style-name="ce23" office:value-type="string" calcext:value-type="string">
            <text:p>單位成本</text:p>
          </table:table-cell>
          <table:table-cell table:style-name="ce23" office:value-type="string" calcext:value-type="string">
            <text:p>單位耗量</text:p>
          </table:table-cell>
          <table:table-cell table:style-name="ce26" table:number-columns-repeated="1016"/>
        </table:table-row>
        <table:table-row table:style-name="ro4">
          <table:table-cell table:style-name="ce4" office:value-type="string" calcext:value-type="string" table:number-columns-spanned="1" table:number-rows-spanned="4">
            <text:p>直接原料</text:p>
          </table:table-cell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5"/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5"/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6"/>
          <table:table-cell table:style-name="ce19" office:value-type="string" calcext:value-type="string">
            <text:p>小<text:span text:style-name="T7">          </text:span><text:span text:style-name="T8">計</text:span>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1" table:number-rows-spanned="3">
            <text:p>主物料</text:p>
          </table:table-cell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8"/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9"/>
          <table:table-cell table:style-name="ce19" office:value-type="string" calcext:value-type="string">
            <text:p>小<text:span text:style-name="T7">          </text:span><text:span text:style-name="T8">計</text:span>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1" table:number-rows-spanned="5">
            <text:p>包裝成本</text:p>
          </table:table-cell>
          <table:table-cell table:style-name="ce19" office:value-type="string" calcext:value-type="string">
            <text:p>包裝材料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covered-table-cell table:style-name="ce10"/>
          <table:table-cell table:style-name="ce19" office:value-type="string" calcext:value-type="string">
            <text:p>包裝人工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covered-table-cell table:style-name="ce10"/>
          <table:table-cell table:style-name="ce19" office:value-type="string" calcext:value-type="string">
            <text:p>其　　他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covered-table-cell table:style-name="ce10"/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11"/>
          <table:table-cell table:style-name="ce19" office:value-type="string" calcext:value-type="string">
            <text:p>小<text:span text:style-name="T7">          </text:span><text:span text:style-name="T8">計</text:span>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2" table:number-rows-spanned="1">
            <text:p>直<text:span text:style-name="T7">    </text:span><text:span text:style-name="T8">接</text:span><text:span text:style-name="T9">    </text:span><text:span text:style-name="T8">人</text:span><text:span text:style-name="T9">    </text:span><text:span text:style-name="T8">工</text:span></text:p>
          </table:table-cell>
          <table:covered-table-cell table:style-name="ce20"/>
          <table:table-cell table:style-name="ce18" table:number-columns-repeated="6"/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1" table:number-rows-spanned="7">
            <text:p>製造費用</text:p>
          </table:table-cell>
          <table:table-cell table:style-name="ce19" office:value-type="string" calcext:value-type="string">
            <text:p>修<text:span text:style-name="T7">    </text:span><text:span text:style-name="T8">理</text:span><text:span text:style-name="T9">    </text:span><text:span text:style-name="T8">費</text:span>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covered-table-cell table:style-name="ce8"/>
          <table:table-cell table:style-name="ce19" office:value-type="string" calcext:value-type="string">
            <text:p>間<text:span text:style-name="T7">  </text:span><text:span text:style-name="T8">接</text:span><text:span text:style-name="T9">  </text:span><text:span text:style-name="T8">人</text:span><text:span text:style-name="T9">  </text:span><text:span text:style-name="T8">工</text:span>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covered-table-cell table:style-name="ce8"/>
          <table:table-cell table:style-name="ce19" office:value-type="string" calcext:value-type="string">
            <text:p>折<text:span text:style-name="T7">          </text:span><text:span text:style-name="T8">舊</text:span>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covered-table-cell table:style-name="ce8"/>
          <table:table-cell table:style-name="ce19" office:value-type="string" calcext:value-type="string">
            <text:p>其<text:span text:style-name="T7">  </text:span><text:span text:style-name="T8">他</text:span><text:span text:style-name="T9">  </text:span><text:span text:style-name="T8">費</text:span><text:span text:style-name="T9">  </text:span><text:span text:style-name="T8">用</text:span>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covered-table-cell table:style-name="ce8"/>
          <table:table-cell table:style-name="ce19" office:value-type="string" calcext:value-type="string">
            <text:p>共同費用分攤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covered-table-cell table:style-name="ce8"/>
          <table:table-cell table:style-name="ce21"/>
          <table:table-cell table:style-name="ce18" table:number-columns-repeated="6"/>
          <table:table-cell table:number-columns-repeated="1016"/>
        </table:table-row>
        <table:table-row table:style-name="ro4">
          <table:covered-table-cell table:style-name="ce9"/>
          <table:table-cell table:style-name="ce19" office:value-type="string" calcext:value-type="string">
            <text:p>小<text:span text:style-name="T7">          </text:span><text:span text:style-name="T8">計</text:span>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1" table:number-rows-spanned="8">
            <text:p>營業費用</text:p>
          </table:table-cell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8"/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8"/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8"/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8"/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8"/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8"/>
          <table:table-cell table:style-name="ce18" table:number-columns-repeated="7"/>
          <table:table-cell table:number-columns-repeated="1016"/>
        </table:table-row>
        <table:table-row table:style-name="ro4">
          <table:covered-table-cell table:style-name="ce9"/>
          <table:table-cell table:style-name="ce19" office:value-type="string" calcext:value-type="string">
            <text:p>小<text:span text:style-name="T7">          </text:span><text:span text:style-name="T8">計</text:span></text:p>
          </table:table-cell>
          <table:table-cell table:style-name="ce18" table:number-columns-repeated="6"/>
          <table:table-cell table:number-columns-repeated="1016"/>
        </table:table-row>
        <table:table-row table:style-name="ro5">
          <table:table-cell table:style-name="ce13" office:value-type="string" calcext:value-type="string" table:number-columns-spanned="2" table:number-rows-spanned="1">
            <text:p>成<text:span text:style-name="T10"> </text:span><text:span text:style-name="T11">本</text:span><text:span text:style-name="T12"> </text:span><text:span text:style-name="T11">合</text:span><text:span text:style-name="T12"> </text:span><text:span text:style-name="T11">計</text:span></text:p>
          </table:table-cell>
          <table:covered-table-cell table:style-name="ce22"/>
          <table:table-cell table:style-name="ce21" table:number-columns-repeated="2"/>
          <table:table-cell table:style-name="ce18"/>
          <table:table-cell table:style-name="ce24" table:number-columns-spanned="2" table:number-rows-spanned="1"/>
          <table:covered-table-cell table:style-name="ce25"/>
          <table:table-cell table:style-name="ce18"/>
          <table:table-cell table:number-columns-repeated="1016"/>
        </table:table-row>
        <table:table-row table:style-name="ro4">
          <table:table-cell table:style-name="ce14" office:value-type="string" calcext:value-type="string">
            <text:p>董事長：<text:span text:style-name="T7">       </text:span><text:span text:style-name="T8">總經理：</text:span><text:span text:style-name="T9">        </text:span><text:span text:style-name="T8">主任：</text:span><text:span text:style-name="T9">        </text:span><text:span text:style-name="T8">會計：</text:span><text:span text:style-name="T9">        </text:span><text:span text:style-name="T8">製表：</text:span>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05:20</meta:creation-date>
    <dc:creator>Joyce</dc:creator>
    <dc:date>2004-04-13T16:09:53</dc:date>
    <meta:print-date>2004-04-13T16:09:41</meta:print-date>
    <meta:document-statistic meta:table-count="1" meta:cell-count="30" meta:object-count="0"/>
    <meta:generator>LibreOffice/5.1.1.3$Windows_x86 LibreOffice_project/89f508ef3ecebd2cfb8e1def0f0ba9a803b88a6d</meta:generator>
  </office:meta>
</office:document-meta>
</file>